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1a0008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1a0008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ِانسَـٰنِ]</text:h>
      <text:p text:style-name="P2" loext:marker-style-name="T2"><text:span text:style-name="T2">® </text:span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 </text:span><text:bookmark-start text:name="__DdeLink__5167_2070482055"/><text:span text:style-name="T2">هَلَ اَتۭيٰ عَلَي </text:span><text:span text:style-name="T5">۰</text:span><text:span text:style-name="T2">لِانسَـٰنِ حِينٌ مِّــنَ </text:span><text:span text:style-name="T5">۰</text:span><text:span text:style-name="T2">لدَّهْرۣ لَمْ يَكُــن شَيْـٔاً مَّذْكُوراٗؐ </text:span><text:span text:style-name="T3">(1)</text:span><text:span text:style-name="T2"> اِنَّا خَلَقْنَا </text:span><text:span text:style-name="T5">۰</text:span><text:span text:style-name="T2">لِانسَـٰنَ مِــن نُّطْفَةٖ اَمْشَاجٍ نَّبْتَلِيهِ فَجَعَلْنَـٰهُ سَمِيعاَۢ بَصِيراٗؐ </text:span><text:span text:style-name="T3">(2)</text:span><text:span text:style-name="T2"> اِنَّا هَدَيْنَـٰهُ </text:span><text:span text:style-name="T5">۴</text:span><text:span text:style-name="T2">لسَّبِيلَ إِمَّا شَاكِراً وَإِمَّا كَفُوراٗؐ </text:span><text:span text:style-name="T3">(3)</text:span><text:span text:style-name="T2"> اِنَّـآ أَعْتَدْنَا لِلْكۭـٰفِـرۣيــنَ سَچَسِلًا وَأَغْچَلًا وَسَعِيراٗؐ </text:span><text:span text:style-name="T3">(4)</text:span><text:span text:style-name="T2"> اِنَّ </text:span><text:span text:style-name="T5">۰</text:span><text:span text:style-name="T2">لاَبْرَارَ يَشْرَبُونَ مِــن كَأْسسسٍ كَانَ مِزَاجُهَا كَافُوراٗ </text:span><text:span text:style-name="T3">(5)</text:span><text:span text:style-name="T2"> عَيْناً يَشْرَبُ بِهَا عِبَادُ </text:span><text:span text:style-name="T5">۴</text:span><text:span text:style-name="T2">للَّهِ يُفَجِّرُونَهَا تَفْجِيراًؐ </text:span><text:span text:style-name="T3">(6)</text:span><text:span text:style-name="T2"> يُوفُونَ بِالنَّذْرۣ وَيَخَافُونَ يَوْماً كَانَ شَرُّهُ„ مُسْتَطِيراًؐ </text:span><text:span text:style-name="T3">(7)</text:span><text:span text:style-name="T2"> وَيُطْعِمُونَ </text:span><text:span text:style-name="T5">۰</text:span><text:span text:style-name="T2">لطَّعَامَ عَلَــيٰ حُبِّهِ” مِسْكِيناً وَيَتِيماً وَأَسِيراٗ </text:span><text:span text:style-name="T3">(8)</text:span><text:span text:style-name="T2"> اِنَّمَا نُطْعِمُكُمْ لِوَجْهِ </text:span><text:span text:style-name="T5">۱</text:span><text:span text:style-name="T2">للَّهِؐ لاَ نُرۣيدُ مِنكُمْ جَزَآءً وَلاَ شُكُوراٗؐ </text:span><text:span text:style-name="T3">(9)</text:span><text:span text:style-name="T2"> اِنَّا نَخَافُ مِن رَّبِّنَا يَوْماٗ عَبُوساً قَمْطَرۣيراًؐ </text:span><text:span text:style-name="T3">(10)</text:span><text:span text:style-name="T2"> فَوَقۭيٰهُمُ </text:span><text:span text:style-name="T5">۴</text:span><text:span text:style-name="T2">للَّهُ شَرَّ ذَ؛لِــكَ </text:span><text:span text:style-name="T5">۰</text:span><text:span text:style-name="T2">لْيَوْمِ وَلَقّۭيٰهُمْ نَضْرَةً وَسُرُوراًؐ </text:span><text:span text:style-name="T3">(11)</text:span><text:span text:style-name="T2"> وَجَزۭيٰهُم بِمَا صَبَرُواْ جَنَّةً وَحَرۣيراً </text:span><text:span text:style-name="T3">(12)</text:span><text:span text:style-name="T2"> مُّتَّكِـِٕينَ فِيهَا عَلَــي </text:span><text:span text:style-name="T5">۰</text:span><text:span text:style-name="T2">لاَرَآئِــكِ لاَ يَرَوْنَ فِيهَا شَمْساً وَلاَ زَمْهَرۣيراً </text:span><text:span text:style-name="T3">(13)</text:span><text:span text:style-name="T2"> وَدَانِيَةٗ عَلَيْهِمْ ظِچَلُهَا وَذُلِّلَتْ قُطُوفُهَا تَذْلِيلًؐا </text:span><text:span text:style-name="T3">(14)</text:span><text:span text:style-name="T2"> وَيُطَافُ عَلَيْهِم بِـَٔانِيَةٍ مِّن فِضَّةٍ وَأَكْوَابٍ كَانَتْ قَوَارۣيراًؐ </text:span><text:span text:style-name="T3">(15)</text:span><text:span text:style-name="T2"> قَوَارۣيراً مِّن فِضَّةٍ قَدَّرُوهَا تَقْدِيراًؐ </text:span><text:span text:style-name="T3">(16)</text:span><text:span text:style-name="T2"> وَيُسْقَوْنَ فِيهَا كَأْساً كَانَ مِزَاجُهَا زَنجَبِيلٗا </text:span><text:span text:style-name="T3">(17)</text:span><text:span text:style-name="T2"> عَيْناً فِيهَا تُسَمّۭيٰ سَلْسَبِيلًؐا </text:span><text:span text:style-name="T3">(18)</text:span><text:span text:style-name="T2"> © وَيَطُوفُ عَلَيْهِمْ وۣلْدَ؛نٌ مُّخَلَّدُونَ إِذَا رَأَيْتَهُمْ حَسِبْتَهُمْ لُؤْلُؤاً مَّنثُوراًؐ </text:span><text:span text:style-name="T3">(19)</text:span><text:span text:style-name="T2"> وَإِذَا رَأَيْتَ ثَمَّ رَأَيْتَ نَعِيماً وَمُلْكاً كَبِيراٗ </text:span><text:span text:style-name="T3">(20)</text:span><text:span text:style-name="T2"> عَـٰلِيهِمْ ثِيَابُ سُندُسٖ خُضْرٌ وَإِسْتَبْرَقٌؐ وَحُلُّوٓاْ أَسَاوۣرَ مِـن فِضَّةٍؐ وَسَقۭيٰهُمْ </text:span><text:soft-page-break/><text:span text:style-name="T2">رَبُّهُمْ شَرَاباً طَهُوراٗؐ </text:span><text:span text:style-name="T3">(21)</text:span><text:span text:style-name="T2"> اِنَّ هَـٰذَا كَانَ لَكُمْ جَزَآءً وَكَانَ سَعْيُكُم مَّشْكُوراٗؐ </text:span><text:span text:style-name="T3">(22)</text:span><text:span text:style-name="T2"> اِنَّا نَحْنُ نَزَّلْنَا عَلَيْكَ </text:span><text:span text:style-name="T5">۰</text:span><text:span text:style-name="T2">لْقُرْءَانَ تَنزۣيلًؐا </text:span><text:span text:style-name="T3">(23)</text:span><text:span text:style-name="T2"> فَاصْبِرْ لِحُكْمِ رَبِّــكَ وَلاَ تُطِعْ مِنْهُمُ; ءَاثِماٗ اَوْ كَفُوراًؐ </text:span><text:span text:style-name="T3">(24)</text:span><text:span text:style-name="T2"> وَاذْكُرۣ 'سْمَ رَبِّــكَ بُكْرَةً وَأَصِيلًؐا </text:span><text:span text:style-name="T3">(25)</text:span><text:span text:style-name="T2"> وَمِنَ </text:span><text:span text:style-name="T5">۰</text:span><text:span text:style-name="T2">ليْـلِ فَاسْجُدْ لَهُ„ وَسَبِّحْهُ لَيْلًا طَـوۣيلٗؐا </text:span><text:span text:style-name="T3">(26)</text:span><text:span text:style-name="T2"> اِنَّ هَـٰٓؤُلآَءِ يُحِبُّونَ </text:span><text:span text:style-name="T5">۰</text:span><text:span text:style-name="T2">لْعَاجِلَةَ وَيَذَرُونَ وَرَآءَهُمْ يَوْماً ثَقِيلًؐا </text:span><text:span text:style-name="T3">(27)</text:span><text:span text:style-name="T2"> نَّحْــنُ خَلَقْنَـٰهُمْ وَشَدَدْنَآ أَسْرَهُمْ وَإِذَا شِيؔنَا بَدَّلْنَآ أَمْثَـٰلَهُمْ تَبْدِيلٗؐا </text:span><text:span text:style-name="T3">(28)</text:span><text:span text:style-name="T2"> اِنَّ هَـٰذِهِ” تَذْكِرَةٌؐ فَمَــن شَآءَ "تَّخَذَ إِلَيٰ رَبِّهِ” سَبِيلًؐا </text:span><text:span text:style-name="T3">(29)</text:span><text:span text:style-name="T2"> وَمَا تَشَآءُونَ إِلٓاَّ أَنْ يَّشَآءَ </text:span><text:span text:style-name="T5">۰</text:span><text:span text:style-name="T2">للَّهُؐ إِنَّ </text:span><text:span text:style-name="T5">۰</text:span><text:span text:style-name="T2">للَّهَ كَانَ عَلِيماٗ حَكِيماًؐ </text:span><text:span text:style-name="T3">(30)</text:span><text:span text:style-name="T2"> يُدْخِلُ مَنْ يَّشَآءُ فِى رَحْمَتِهِؐ” وَالظَّـٰلِمِيــنَ أَعَدَّ لَهُمْ عَذَاباٗ اَلِيماً </text:span><text:span text:style-name="T3">(31)</text:span><text:span text:style-name="T2"> </text:span><text:bookmark-end text:name="__DdeLink__5167_2070482055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30:37.917374614</meta:creation-date>
    <dc:date>2025-03-06T08:11:20.256199773</dc:date>
    <meta:editing-duration>PT3M42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2" meta:paragraph-count="2" meta:word-count="282" meta:character-count="1565" meta:non-whitespace-character-count="1284"/>
  </office:meta>
</office:document-meta>
</file>